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Definition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Definition.getLocalLibr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Definition.getProcessingPhase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Definition.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mDefinition.FormDefinition( LibraryManager library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Definition.addProcessingPhaseListener( ProcessingPhas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Definition.fireEvent( ProcessingPhase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Definition.hasProcessingPhase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Definition.addWidgetDefinition( WidgetDefinition defini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